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Heading1" style:family="paragraph">
      <style:paragraph-properties fo:break-before="page"/>
    </style:style>
    <style:style style:name="P21" style:parent-style-name="Heading1" style:family="paragraph">
      <style:paragraph-properties fo:break-before="page"/>
    </style:style>
    <style:style style:name="P22" style:parent-style-name="NoSpacing" style:list-style-name="LFO1" style:family="paragraph"/>
    <style:style style:name="P23" style:parent-style-name="NoSpacing" style:list-style-name="LFO1" style:family="paragraph"/>
    <style:style style:name="P24" style:parent-style-name="NoSpacing" style:list-style-name="LFO1" style:family="paragraph"/>
    <style:style style:name="P25" style:parent-style-name="NoSpacing" style:list-style-name="LFO2" style:family="paragraph"/>
    <style:style style:name="P26" style:parent-style-name="NoSpacing" style:list-style-name="LFO2" style:family="paragraph"/>
    <style:style style:name="P27" style:parent-style-name="NoSpacing" style:list-style-name="LFO2" style:family="paragraph"/>
    <style:style style:name="P28" style:parent-style-name="NoSpacing" style:list-style-name="LFO3" style:family="paragraph"/>
    <style:style style:name="P29" style:parent-style-name="NoSpacing" style:list-style-name="LFO3" style:family="paragraph"/>
    <style:style style:name="P30" style:parent-style-name="NoSpacing" style:list-style-name="LFO3" style:family="paragraph"/>
    <style:style style:name="P31" style:parent-style-name="NoSpacing" style:family="paragraph">
      <style:text-properties fo:font-weight="bold" style:font-weight-asian="bold" fo:color="#FF0000"/>
    </style:style>
    <style:style style:name="P32" style:parent-style-name="NoSpacing" style:family="paragraph">
      <style:text-properties fo:font-weight="bold" style:font-weight-asian="bold" fo:color="#FF0000"/>
    </style:style>
    <style:style style:name="P33" style:parent-style-name="Normal" style:family="paragraph">
      <style:paragraph-properties fo:break-before="page"/>
    </style:style>
    <style:style style:name="P34" style:parent-style-name="Bibliography" style:family="paragraph">
      <style:paragraph-properties fo:margin-left="0.5in" fo:text-indent="-0.5in">
        <style:tab-stops/>
      </style:paragraph-properties>
    </style:style>
    <style:style style:name="T35" style:parent-style-name="DefaultParagraphFont" style:family="text">
      <style:text-properties fo:font-style="italic" style:font-style-asian="italic" style:font-style-complex="italic"/>
    </style:style>
    <style:style style:name="P36" style:parent-style-name="Bibliography" style:family="paragraph">
      <style:paragraph-properties fo:margin-left="0.5in" fo:text-indent="-0.5in">
        <style:tab-stops/>
      </style:paragraph-properties>
    </style:style>
    <style:style style:name="T37" style:parent-style-name="DefaultParagraphFont" style:family="text">
      <style:text-properties fo:font-style="italic" style:font-style-asian="italic" style:font-style-complex="italic"/>
    </style:style>
    <style:style style:name="P38" style:parent-style-name="Bibliography" style:family="paragraph">
      <style:paragraph-properties fo:margin-left="0.5in" fo:text-indent="-0.5in">
        <style:tab-stops/>
      </style:paragraph-properties>
    </style:style>
    <style:style style:name="T39" style:parent-style-name="DefaultParagraphFont" style:family="text">
      <style:text-properties fo:font-style="italic" style:font-style-asian="italic" style:font-style-complex="italic"/>
    </style:style>
    <style:style style:name="P40" style:parent-style-name="Bibliography" style:family="paragraph">
      <style:paragraph-properties fo:margin-left="0.5in" fo:text-indent="-0.5in">
        <style:tab-stops/>
      </style:paragraph-properties>
    </style:style>
    <style:style style:name="T41" style:parent-style-name="DefaultParagraphFont" style:family="text">
      <style:text-properties fo:font-style="italic" style:font-style-asian="italic" style:font-style-complex="italic"/>
    </style:style>
  </office:automatic-styles>
  <office:body>
    <office:text text:use-soft-page-breaks="true">
      <text:p text:style-name="P1">Software Application Testing</text:p>
      <text:p text:style-name="Title">Assessment task 1</text:p>
      <text:p text:style-name="Title">Ciarán Maher 14/12/2015</text:p>
      <text:p text:style-name="Title">KTQ0855</text:p>
      <text:p text:style-name="Normal"/>
      <text:p text:style-name="Normal"/>
      <text:p text:style-name="P4">Testing</text:p>
      <text:p text:style-name="NoSpacing"/>
      <text:p text:style-name="P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8471018" office:target-frame-name="_top" xlink:show="replace"><text:span text:style-name="Hyperlink">Introduction</text:span><text:tab/>2</text:a></text:p>
          <text:p text:style-name="P7"><text:a xlink:href="#_Toc438471019" office:target-frame-name="_top" xlink:show="replace"><text:span text:style-name="Hyperlink">Methodologies</text:span><text:tab/>3</text:a></text:p>
          <text:p text:style-name="P8"><text:a xlink:href="#_Toc438471020" office:target-frame-name="_top" xlink:show="replace"><text:span text:style-name="Hyperlink">Black-Box Testing</text:span><text:tab/>3</text:a></text:p>
          <text:p text:style-name="P9"><text:a xlink:href="#_Toc438471021" office:target-frame-name="_top" xlink:show="replace"><text:span text:style-name="Hyperlink">White-Box Testing</text:span><text:tab/>3</text:a></text:p>
          <text:p text:style-name="P10"><text:a xlink:href="#_Toc438471022" office:target-frame-name="_top" xlink:show="replace"><text:span text:style-name="Hyperlink">Grey-Box Testing</text:span><text:tab/>3</text:a></text:p>
          <text:p text:style-name="P11"><text:a xlink:href="#_Toc438471023" office:target-frame-name="_top" xlink:show="replace"><text:span text:style-name="Hyperlink">Evaluation</text:span><text:tab/>3</text:a></text:p>
          <text:p text:style-name="P12"><text:a xlink:href="#_Toc438471024" office:target-frame-name="_top" xlink:show="replace"><text:span text:style-name="Hyperlink">Black-Box Testing</text:span><text:tab/>3</text:a></text:p>
          <text:p text:style-name="P13"><text:a xlink:href="#_Toc438471025" office:target-frame-name="_top" xlink:show="replace"><text:span text:style-name="Hyperlink">White-Box Testing</text:span><text:tab/>3</text:a></text:p>
          <text:p text:style-name="P14"><text:a xlink:href="#_Toc438471026" office:target-frame-name="_top" xlink:show="replace"><text:span text:style-name="Hyperlink">Grey-Box Testing</text:span><text:tab/>4</text:a></text:p>
          <text:p text:style-name="P15"><text:a xlink:href="#_Toc438471027" office:target-frame-name="_top" xlink:show="replace"><text:span text:style-name="Hyperlink">Scenarios/Case Studies</text:span><text:tab/>4</text:a></text:p>
          <text:p text:style-name="P16"><text:a xlink:href="#_Toc438471028" office:target-frame-name="_top" xlink:show="replace"><text:span text:style-name="Hyperlink">Compare and Contrast all three methodologies</text:span><text:tab/>4</text:a></text:p>
          <text:p text:style-name="P17"><text:a xlink:href="#_Toc438471029" office:target-frame-name="_top" xlink:show="replace"><text:span text:style-name="Hyperlink">Tools/Techniques used</text:span><text:tab/>4</text:a></text:p>
          <text:p text:style-name="P18"><text:a xlink:href="#_Toc438471030" office:target-frame-name="_top" xlink:show="replace"><text:span text:style-name="Hyperlink">Conclusions</text:span><text:tab/>4</text:a></text:p>
          <text:p text:style-name="P19"><text:a xlink:href="#_Toc438471031" office:target-frame-name="_top" xlink:show="replace"><text:span text:style-name="Hyperlink">Bibliography</text:span><text:tab/>6</text:a></text:p>
        </text:index-body>
      </text:table-of-content>
      <text:p text:style-name="Normal"/>
      <text:p text:style-name="Normal"><text:bookmark-start text:name="_Toc438471018"/></text:p>
      <text:soft-page-break/>
      <text:h text:style-name="P20" text:outline-level="1">Introduction<text:bookmark-end text:name="_Toc438471018"/></text:h>
      <text:p text:style-name="Normal">Will submit introduction<text:s/>in<text:s/>final draft.</text:p>
      <text:h text:style-name="P21" text:outline-level="1"/>
      <text:p text:style-name="Normal"/>
      <text:h text:style-name="Heading1" text:outline-level="1"><text:bookmark-start text:name="_Toc438471019"/>Methodologies<text:bookmark-end text:name="_Toc438471019"/></text:h>
      <text:h text:style-name="Heading2" text:outline-level="2"><text:bookmark-start text:name="_Toc438471020"/>Black-Box Testing<text:bookmark-end text:name="_Toc438471020"/></text:h>
      <text:p text:style-name="NoSpacing">Black-box testing is a method of software testing that examines the functionality of an application without<text:s/>peering into its internal structures or workings. This method of test can be applied to virtually every level of software testing: unit, integration, system and acceptance.</text:p>
      <text:p text:style-name="NoSpacing">(Black-Box Testing, 2015)</text:p>
      <text:h text:style-name="Heading2" text:outline-level="2"><text:bookmark-start text:name="_Toc438471021"/>White-Box Testing<text:bookmark-end text:name="_Toc438471021"/></text:h>
      <text:p text:style-name="Normal">White-box testing (also known as clear box testing, glass box testing, transparent box testing, and structural testing) is a method of testing software that tests internal structures or workings of an application, as opposed to its functionality (i.e. black-box testing).<text:line-break/>(White-box Testing, 2015)<text:s/></text:p>
      <text:h text:style-name="Heading2" text:outline-level="2"><text:bookmark-start text:name="_Toc438471022"/>Grey-Box Testing<text:bookmark-end text:name="_Toc438471022"/></text:h>
      <text:p text:style-name="Normal">Grey-box testing (International English spelling: grey-box testing) is a combination of white-box testing and black-box testing. The aim of this testing is to search for the defects if any due to improper structure or improper usage of applications.<text:line-break/>(Grey box testing, 2015)</text:p>
      <text:h text:style-name="Heading1" text:outline-level="1"><text:bookmark-start text:name="_Toc438471023"/>Evaluation<text:bookmark-end text:name="_Toc438471023"/></text:h>
      <text:h text:style-name="Heading2" text:outline-level="2"><text:bookmark-start text:name="_Toc438471024"/>Black-Box Testing<text:bookmark-end text:name="_Toc438471024"/></text:h>
      <text:p text:style-name="NoSpacing">Black Box testing is the process of giving input to the<text:s/>system and checking the output of the system without bothering how the output is generated.</text:p>
      <text:p text:style-name="NoSpacing"/>
      <text:list text:style-name="LFO1" text:continue-numbering="true">
        <text:list-item>
          <text:p text:style-name="P22">It refers to testing a system without knowledge of specification to the internal workings of the system, access to the source code, and knowledge of the architecture. Essentially this approach mimics in a close approach, how an attacker typically follows approach to the application. However, the uncovering of issues or vulnerabilities could be further longer, because of lacking internal application knowledge.</text:p>
        </text:list-item>
        <text:list-item>
          <text:p text:style-name="P23">Black<text:s/>box testing is done at an outer level of the system. Test cases merely check if the output is correct for the given input. User is not expected to the internal flow or design of the system.</text:p>
        </text:list-item>
        <text:list-item>
          <text:p text:style-name="P24">The team tests the system without any knowledge of how the system<text:s/>is being made. The functionalities are checked here. Here the application is tested.<text:line-break/>(Testing White-box, Black-box, Grey-box, 2015)</text:p>
        </text:list-item>
      </text:list>
      <text:h text:style-name="Heading2" text:outline-level="2"><text:bookmark-start text:name="_Toc438471025"/>White-Box Testing<text:bookmark-end text:name="_Toc438471025"/></text:h>
      <text:p text:style-name="NoSpacing">White Box (or glass box) testing is the process of giving input to the system and checking how the system processes input to generate output.</text:p>
      <text:p text:style-name="NoSpacing"/>
      <text:list text:style-name="LFO2" text:continue-numbering="true">
        <text:list-item>
          <text:p text:style-name="P25">It refers to the testing a system with full knowledge and access to all source code and other architecture documents. This testing enables to reveal bugs and vulnerabilities quickly in<text:s/><text:soft-page-break/>comparison with trial and error method. More complete testing coverage is ensured by exactly knowing what to test.</text:p>
        </text:list-item>
        <text:list-item>
          <text:p text:style-name="P26">White box testing involves thorough testing of the application. It requires knowledge of code and the test cases chosen verifies if the system is implemented as expected. It typically includes checking with the data flow, exceptions, and errors, how they are handled, comparing if the code produces the expected results. E.g. In electrical appliances the internal circuit testing.</text:p>
        </text:list-item>
        <text:list-item>
          <text:p text:style-name="P27">The team tests the internal logics of the code. The code for the application is tested. It is also known as the glass box testing.<text:line-break/>(Testing White-box, Black-box, Grey-box, 2015)</text:p>
        </text:list-item>
      </text:list>
      <text:h text:style-name="Heading2" text:outline-level="2"><text:bookmark-start text:name="_Toc438471026"/>Grey-Box Testing<text:bookmark-end text:name="_Toc438471026"/></text:h>
      <text:p text:style-name="NoSpacing">Grey Box testing is a combination of White Box and Glass Box Testing. In this, the tester has little knowledge about the internal working of the software; so he tests the output as well as process carried out to generate the output.</text:p>
      <text:p text:style-name="NoSpacing"/>
      <text:list text:style-name="LFO3" text:continue-numbering="true">
        <text:list-item>
          <text:p text:style-name="P28">It refers to a testing system by knowing limited information about the internals of the system. The knowledge is always limited for detailed design documents and architecture diagrams. In concise, it is a good blend of black and white box testing, which leverage the strengths of each.</text:p>
        </text:list-item>
        <text:list-item>
          <text:p text:style-name="P29">Grey box testing is a combination of both black box and white box testing. This is because it involves access to the system; however, at an outer level. A little knowledge of the system is expected in Grey box testing.<text:s/></text:p>
        </text:list-item>
        <text:list-item>
          <text:p text:style-name="P30">Both white box and black box combined are known as grey box testing.<text:line-break/>(Testing White-box, Black-box, Grey-box, 2015)</text:p>
        </text:list-item>
      </text:list>
      <text:h text:style-name="Heading1" text:outline-level="1"><text:bookmark-start text:name="_Toc438471027"/>Scenarios/Case Studies<text:bookmark-end text:name="_Toc438471027"/></text:h>
      <text:p text:style-name="P31">Don’t know what you are looking for here.</text:p>
      <text:h text:style-name="Heading1" text:outline-level="1"><text:bookmark-start text:name="_Toc438471028"/>Compare and Contrast all three methodologies<text:bookmark-end text:name="_Toc438471028"/></text:h>
      <text:p text:style-name="NoSpacing">Black-box testing differs from White-box testing and Grey-box testing, in that it requires no knowledge of the system being tested other than the inputs expected by the system and the desired outputs of the system.</text:p>
      <text:p text:style-name="NoSpacing"/>
      <text:p text:style-name="Normal">White-box testing differs from Black-box and Grey-box testing, in that it requires in-depth knowledge of the system. While it follows a similar pattern as Black-box testing, in that the tester must input values into the system; it also requires the tester to examine the internal workings of the system, the source-code and the architecture of the system.</text:p>
      <text:p text:style-name="Normal">Grey-box testing differs from both Black-box testing and White-box testing in that it combines elements of both methodologies, while not being as thorough in either respect.</text:p>
      <text:h text:style-name="Heading1" text:outline-level="1"><text:bookmark-start text:name="_Toc438471029"/>Tools/Techniques used<text:bookmark-end text:name="_Toc438471029"/></text:h>
      <text:p text:style-name="P32">Don’t know what you are looking for here.</text:p>
      <text:h text:style-name="Heading1" text:outline-level="1"><text:bookmark-start text:name="_Toc438471030"/><text:soft-page-break/>Conclusions<text:bookmark-end text:name="_Toc438471030"/></text:h>
      <text:p text:style-name="Normal">Will submit conclusion in final draft.</text:p>
      <text:p text:style-name="Normal"/>
      <text:p text:style-name="P33"/>
      <text:h text:style-name="Heading1" text:outline-level="1"><text:bookmark-start text:name="_Toc438471031"/>Bibliography<text:bookmark-end text:name="_Toc438471031"/></text:h>
      <text:p text:style-name="P34"><text:span text:style-name="T35">Black-Box Testing</text:span>. (2015, 12 6). Retrieved 12 14, 2015, from Wikipedia: https://en.wikipedia.org/wiki/Black-box_testing</text:p>
      <text:p text:style-name="P36"><text:span text:style-name="T37">Grey-box testing</text:span>. (2015, 07 9). Retrieved 12<text:s/>14, 2015, from Wikipedia: https://en.wikipedia.org/wiki/Gray_box_testing</text:p>
      <text:p text:style-name="P38"><text:span text:style-name="T39">Testing White-box, Black-box, Grey-box</text:span>. (2015). Retrieved 12 14, 2015, from CareerRide: http://www.careerride.com/Testing-white-box-black-box-gray-box.aspx</text:p>
      <text:p text:style-name="P40"><text:span text:style-name="T41">White-box Testing</text:span>. (2015,<text:s/>12 6). Retrieved 12 14, 2015, from Wikipedia: https://en.wikipedia.org/wiki/White-box_testing</text:p>
      <text:p text:style-name="Normal"/>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ibliography" style:display-name="Bibliography" style:family="paragraph" style:parent-style-name="Normal"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language="en" fo:country="US" style:language-asian="ja" style:country-asian="JP" fo:hyphenate="true"/>
    </style:style>
    <style:style style:name="TOC1" style:display-name="TOC 1" style:family="paragraph" style:parent-style-name="Normal" style:next-style-name="Normal" style:auto-update="true">
      <style:paragraph-properties fo:margin-bottom="0.0694in"/>
      <style:text-properties fo:language="en" fo:country="US" style:language-asian="ja" style:country-asian="JP"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language="en" fo:country="US" style:language-asian="ja" style:country-asian="JP"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5</text:page-number></text:span><text:s/>of<text:s/><text:span text:style-name="T3"><text:page-count>7</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5-12-21T14:48:00Z</dc:date>
    <meta:template xlink:href="Normal" xlink:type="simple"/>
    <meta:editing-cycles>71</meta:editing-cycles>
    <meta:editing-duration>PT5880S</meta:editing-duration>
    <meta:document-statistic meta:page-count="7" meta:paragraph-count="13" meta:word-count="999" meta:character-count="6686" meta:row-count="47" meta:non-whitespace-character-count="5700"/>
  </office:meta>
</office:document-meta>
</file>